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09_17-07-36_000.jpg</text:p>
          </table:table-cell>
          <table:table-cell table:style-name="ce19" office:value-type="string">
            <text:p>:m RES 1*4 / free# JVEMV6 68#_118:1 / 68. theoretical-physics(tp) / w=~,topics=ベクトル；四元数；重複順列,other=q+:ジャンケン：一人がパー、あとはチョキ,s=~,i=~,doc=r-5-1~1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RES 1*4 / free# JVEMV6 68#_118:1 / 68. theoretical-physics(tp) / w=~,topics=ベクトル；四元数；重複順列,other=q+:ジャンケン：一人がパー、あとはチョキ,s=~,i=~,doc=r-5-1~1">
            <text:p>:m RES 1*4 / free# JVEMV6 68#_118:1 / 68. theoretical-physics(tp) / w=~,topics=ベクトル；四元数；重複順列,other=q+:ジャンケン：一人がパー、あとはチョキ,s=~,i=~,doc=r-5-1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9_17-08-01_000.jpg</text:p>
          </table:table-cell>
          <table:table-cell table:style-name="ce11" office:value-type="string">
            <text:p>:m RES 2*4 / free# JVEMV6 68#_118:1 / 68. theoretical-physics(tp) / w=~,topics=重複順列；重複組合せ,other=５人が、３つの部屋の、いずれかに入る,s=~,i=~,doc=r-5-2~4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2*4 / free# JVEMV6 68#_118:1 / 68. theoretical-physics(tp) / w=~,topics=重複順列；重複組合せ,other=５人が、３つの部屋の、いずれかに入る,s=~,i=~,doc=r-5-2~4">
            <text:p>:m RES 2*4 / free# JVEMV6 68#_118:1 / 68. theoretical-physics(tp) / w=~,topics=重複順列；重複組合せ,other=５人が、３つの部屋の、いずれかに入る,s=~,i=~,doc=r-5-2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09_17-08-22_000.jpg</text:p>
          </table:table-cell>
          <table:table-cell table:style-name="ce19" office:value-type="string">
            <text:p>:m RES 3*4 / free# JVEMV6 68#_118:1 / 68. theoretical-physics(tp) / w=~,topics=重複組合せ,other=q+:階乗冪：項の個数,s=~,i=~,doc=r-5-2~4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3*4 / free# JVEMV6 68#_118:1 / 68. theoretical-physics(tp) / w=~,topics=重複組合せ,other=q+:階乗冪：項の個数,s=~,i=~,doc=r-5-2~4">
            <text:p>:m RES 3*4 / free# JVEMV6 68#_118:1 / 68. theoretical-physics(tp) / w=~,topics=重複組合せ,other=q+:階乗冪：項の個数,s=~,i=~,doc=r-5-2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9_17-08-54_000.jpg</text:p>
          </table:table-cell>
          <table:table-cell table:style-name="ce11" office:value-type="string">
            <text:p>:m RES 4*4 / free# JVEMV6 68#_118:1 / 68. theoretical-physics(tp) / w=~,topics=重複組合せ,other=q+:階乗冪：項の個数,s=~,i=~,doc=r-5-2~4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4*4 / free# JVEMV6 68#_118:1 / 68. theoretical-physics(tp) / w=~,topics=重複組合せ,other=q+:階乗冪：項の個数,s=~,i=~,doc=r-5-2~4">
            <text:p>:m RES 4*4 / free# JVEMV6 68#_118:1 / 68. theoretical-physics(tp) / w=~,topics=重複組合せ,other=q+:階乗冪：項の個数,s=~,i=~,doc=r-5-2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09_20-41-47_000.jpg</text:p>
          </table:table-cell>
          <table:table-cell table:style-name="ce18" office:value-type="string">
            <text:p>:PHOTO 記録 / 経過記録；作ったもの / food=焼酎漬け / material=生姜：１パック：２塊；liquor=麦焼酎：600ml,time=210207,container=silver-cap-large;pale-green-cap / type=~,other=~,id=2021-10-09_20-41-47_000.jpg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PHOTO 記録 / 経過記録；作ったもの / food=焼酎漬け / material=生姜：１パック：２塊；liquor=麦焼酎：600ml,time=210207,container=silver-cap-large;pale-green-cap / type=~,other=~,id=2021-10-09_20-41-47_000.jpg">
            <text:p>:PHOTO 記録 / 経過記録；作ったもの / food=焼酎漬け / material=生姜：１パック：２塊；liquor=麦焼酎：600ml,time=210207,container=silver-cap-large;pale-green-cap / type=~,other=~,id=2021-10-09_20-41-47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09_21-06-11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0_05-14-04_000.jpg</text:p>
          </table:table-cell>
          <table:table-cell table:style-name="ce19" office:value-type="string">
            <text:p>:m other / log / 寝る前　ウェブ閲覧　記録　（for オナニー） / 了 / other=０時半ぐらいから観ている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other / log / 寝る前　ウェブ閲覧　記録　（for オナニー） / 了 / other=０時半ぐらいから観ている">
            <text:p>:m other / log / 寝る前　ウェブ閲覧　記録　（for オナニー） / 了 / other=０時半ぐらいから観てい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0_05-14-08_000.jpg</text:p>
          </table:table-cell>
          <table:table-cell table:style-name="ce11" office:value-type="string">
            <text:p>:m :PHOTO 寝た時刻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0_09-30-21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０時半ぐらいから観ている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2021/10/10</text:date>, <text:time>10:48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0T10:48:37.48</dc:date>
    <dc:creator>iwabuchi ken</dc:creator>
    <meta:editing-duration>P38DT9H28M25S</meta:editing-duration>
    <meta:editing-cycles>13524</meta:editing-cycles>
    <meta:document-statistic meta:table-count="1" meta:cell-count="435" meta:object-count="0"/>
  </office:meta>
</office:document-meta>
</file>